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1d6e3"/>
    </style:style>
    <style:style style:name="P2" style:family="paragraph" style:parent-style-name="Standard">
      <style:paragraph-properties fo:text-align="start" style:justify-single-word="false"/>
      <style:text-properties officeooo:rsid="001f5d19" officeooo:paragraph-rsid="0021d6e3"/>
    </style:style>
    <style:style style:name="P3" style:family="paragraph" style:parent-style-name="Standard">
      <style:paragraph-properties fo:text-align="start" style:justify-single-word="false"/>
      <style:text-properties officeooo:rsid="001fce78" officeooo:paragraph-rsid="0021d6e3"/>
    </style:style>
    <style:style style:name="P4" style:family="paragraph" style:parent-style-name="Standard">
      <style:paragraph-properties fo:text-align="start" style:justify-single-word="false"/>
      <style:text-properties officeooo:rsid="00201847" officeooo:paragraph-rsid="0021d6e3"/>
    </style:style>
    <style:style style:name="P5" style:family="paragraph" style:parent-style-name="Standard">
      <style:paragraph-properties fo:text-align="start" style:justify-single-word="false"/>
      <style:text-properties officeooo:rsid="00235785" officeooo:paragraph-rsid="0021d6e3"/>
    </style:style>
    <style:style style:name="P6" style:family="paragraph" style:parent-style-name="Standard">
      <style:paragraph-properties fo:text-align="start" style:justify-single-word="false"/>
      <style:text-properties officeooo:rsid="002772db" officeooo:paragraph-rsid="0021d6e3"/>
    </style:style>
    <style:style style:name="P7" style:family="paragraph" style:parent-style-name="Standard">
      <style:paragraph-properties fo:text-align="start" style:justify-single-word="false"/>
      <style:text-properties officeooo:rsid="002d6582" officeooo:paragraph-rsid="0021d6e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5d19" officeooo:paragraph-rsid="0021d6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ce78" officeooo:paragraph-rsid="0021d6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01847" officeooo:paragraph-rsid="0021d6e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35785" officeooo:paragraph-rsid="0021d6e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3e1dc" officeooo:paragraph-rsid="0021d6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772db" officeooo:paragraph-rsid="0021d6e3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1d6e3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3e4d4"/>
    </style:style>
    <style:style style:name="P16" style:family="paragraph" style:parent-style-name="Standard">
      <style:paragraph-properties fo:text-align="start" style:justify-single-word="false"/>
      <style:text-properties officeooo:paragraph-rsid="0023e4d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d6582" officeooo:paragraph-rsid="0021d6e3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e37d3" officeooo:paragraph-rsid="0021d6e3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300da3" officeooo:paragraph-rsid="0021d6e3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2d6582" officeooo:paragraph-rsid="0021d6e3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2be42f" officeooo:paragraph-rsid="0021d6e3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2be42f" officeooo:paragraph-rsid="0023e4d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officeooo:rsid="002be42f" officeooo:paragraph-rsid="0023e4d4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officeooo:rsid="002e37d3" officeooo:paragraph-rsid="0023e4d4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officeooo:rsid="00300da3" officeooo:paragraph-rsid="0023e4d4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1pt" officeooo:rsid="002d6582" officeooo:paragraph-rsid="0023e4d4" style:font-size-asian="11pt" style:font-size-complex="11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1pt" officeooo:paragraph-rsid="0023e4d4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paragraph-rsid="0023e4d4" style:font-size-asian="11pt" style:font-size-complex="11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1pt" officeooo:rsid="002d6582" officeooo:paragraph-rsid="0023e4d4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2d6582" officeooo:paragraph-rsid="0023e4d4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officeooo:rsid="00284e42"/>
    </style:style>
    <style:style style:name="T3" style:family="text">
      <style:text-properties style:text-position="super 58%" style:font-name="Liberation Serif" officeooo:rsid="003418a0"/>
    </style:style>
    <style:style style:name="T4" style:family="text">
      <style:text-properties style:text-position="super 58%" officeooo:rsid="00256475"/>
    </style:style>
    <style:style style:name="T5" style:family="text">
      <style:text-properties style:font-name="Liberation Serif1" officeooo:rsid="0029f8c7"/>
    </style:style>
    <style:style style:name="T6" style:family="text">
      <style:text-properties style:font-name="Liberation Serif1" fo:font-size="11pt" officeooo:rsid="0029f8c7" style:font-size-asian="11pt" style:font-size-complex="11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be42f"/>
    </style:style>
    <style:style style:name="T9" style:family="text">
      <style:text-properties style:font-name="Liberation Serif" officeooo:rsid="0029f8c7"/>
    </style:style>
    <style:style style:name="T10" style:family="text">
      <style:text-properties style:font-name="Liberation Serif" officeooo:rsid="002d3867"/>
    </style:style>
    <style:style style:name="T11" style:family="text">
      <style:text-properties style:font-name="Liberation Serif" officeooo:rsid="002e37d3"/>
    </style:style>
    <style:style style:name="T12" style:family="text">
      <style:text-properties style:font-name="Liberation Serif" officeooo:rsid="00300da3"/>
    </style:style>
    <style:style style:name="T13" style:family="text">
      <style:text-properties style:font-name="Liberation Serif" officeooo:rsid="00284e42"/>
    </style:style>
    <style:style style:name="T14" style:family="text">
      <style:text-properties style:font-name="Liberation Serif" officeooo:rsid="0030226e"/>
    </style:style>
    <style:style style:name="T15" style:family="text">
      <style:text-properties style:font-name="Liberation Serif" officeooo:rsid="0025565e"/>
    </style:style>
    <style:style style:name="T16" style:family="text">
      <style:text-properties style:font-name="Liberation Serif" officeooo:rsid="0027c4ad"/>
    </style:style>
    <style:style style:name="T17" style:family="text">
      <style:text-properties style:font-name="Liberation Serif" officeooo:rsid="003418a0"/>
    </style:style>
    <style:style style:name="T18" style:family="text">
      <style:text-properties style:font-name="Liberation Serif" officeooo:rsid="002655d6"/>
    </style:style>
    <style:style style:name="T19" style:family="text">
      <style:text-properties style:font-name="Liberation Serif" fo:font-size="11pt" officeooo:rsid="0029f8c7" style:font-size-asian="11pt" style:font-size-complex="11pt"/>
    </style:style>
    <style:style style:name="T20" style:family="text">
      <style:text-properties style:font-name="Liberation Serif" fo:font-size="11pt" officeooo:rsid="002d3867" style:font-size-asian="11pt" style:font-size-complex="11pt"/>
    </style:style>
    <style:style style:name="T21" style:family="text">
      <style:text-properties officeooo:rsid="0030983b"/>
    </style:style>
    <style:style style:name="T22" style:family="text">
      <style:text-properties officeooo:rsid="0021c3e0"/>
    </style:style>
    <style:style style:name="T23" style:family="text">
      <style:text-properties officeooo:rsid="002319ef"/>
    </style:style>
    <style:style style:name="T24" style:family="text">
      <style:text-properties officeooo:rsid="00244983"/>
    </style:style>
    <style:style style:name="T25" style:family="text">
      <style:text-properties officeooo:rsid="00284e42"/>
    </style:style>
    <style:style style:name="T26" style:family="text">
      <style:text-properties officeooo:rsid="0022ffc7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284e42" style:font-size-asian="11pt" style:font-size-complex="11pt"/>
    </style:style>
    <style:style style:name="T29" style:family="text">
      <style:text-properties officeooo:rsid="002772db"/>
    </style:style>
    <style:style style:name="T30" style:family="text">
      <style:text-properties officeooo:rsid="00256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<text:span text:style-name="T21">Angular Velocity and Acceleration</text:span></text:p>
      <text:p text:style-name="P1"/>
      <text:list xml:id="list8009140393254948568" text:style-name="L1">
        <text:list-item>
          <text:p text:style-name="P8">A man pushes a wheelbarrow a distance of 2<text:span text:style-name="T26">5</text:span>m. <text:s/>The wheel has a radius of 0.1 m. </text:p>
          <text:list>
            <text:list-item>
              <text:p text:style-name="P8">What is the angular displacement of the wheel?</text:p>
            </text:list-item>
          </text:list>
        </text:list-item>
      </text:list>
      <text:p text:style-name="P2"/>
      <text:p text:style-name="P2"/>
      <text:p text:style-name="P2"/>
      <text:list xml:id="list72747907629009" text:continue-numbering="true" text:style-name="L1">
        <text:list-item>
          <text:list>
            <text:list-item>
              <text:p text:style-name="P8">How many rotations does the wheel m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748978007170" text:continue-numbering="true" text:style-name="L1">
        <text:list-item>
          <text:p text:style-name="P8">A car travels at 60 mph (26.8224 m/s). <text:s/>Its wheels have a radius of 0.2<text:span text:style-name="T26">3</text:span> m. <text:s/>What is the angular velocity of the wh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749092021475" text:continue-numbering="true" text:style-name="L1">
        <text:list-item>
          <text:p text:style-name="P9">A train starts from a stop and accelerates forward at a rate of 0.2<text:span text:style-name="T26">4</text:span> m/s<text:span text:style-name="T1">2</text:span>. <text:s/>The wheels have a radius of 0.5 m. <text:s/>What is the angular acceleration of the wheel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748894850409" text:continue-numbering="true" text:style-name="L1">
        <text:list-item>
          <text:p text:style-name="P10">A marble rolls <text:span text:style-name="T22">to the right </text:span>along a flat surface at a constant speed of 0.<text:span text:style-name="T26">3</text:span> m/s. <text:s/>The marble has a radius of 0.01m. <text:s/></text:p>
          <text:list>
            <text:list-item>
              <text:p text:style-name="P10">What is the angular <text:span text:style-name="T23">velocity</text:span> of the marble?</text:p>
            </text:list-item>
          </text:list>
        </text:list-item>
      </text:list>
      <text:p text:style-name="P4"/>
      <text:p text:style-name="P4"/>
      <text:p text:style-name="P4"/>
      <text:list xml:id="list72748697292456" text:continue-numbering="true" text:style-name="L1">
        <text:list-item>
          <text:list>
            <text:list-item>
              <text:p text:style-name="P11">How far does the marble roll in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749025338639" text:continue-numbering="true" text:style-name="L1">
        <text:list-item>
          <text:list>
            <text:list-item>
              <text:p text:style-name="P11">What is the angular displacement of the marble after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2747581539827" text:continue-numbering="true" text:style-name="L1">
        <text:list-item>
          <text:p text:style-name="P12"><text:soft-page-break/>Dorian <text:span text:style-name="T24">is riding his bicycle, which has 26-inch (66.04 cm) diameter wheels. <text:s/>He starts from a stop and accelerates to a speed of 15 m/s in 10 seconds. <text:s/></text:span></text:p>
          <text:list>
            <text:list-item>
              <text:p text:style-name="P13">What is Dorian's (linear) acceleration?</text:p>
            </text:list-item>
          </text:list>
        </text:list-item>
      </text:list>
      <text:p text:style-name="P6"/>
      <text:p text:style-name="P6"/>
      <text:p text:style-name="P6"/>
      <text:list xml:id="list72748305082891" text:continue-numbering="true" text:style-name="L1">
        <text:list-item>
          <text:list>
            <text:list-item>
              <text:p text:style-name="P13">What is the angular acceleration of the wheels? </text:p>
            </text:list-item>
          </text:list>
        </text:list-item>
      </text:list>
      <text:p text:style-name="P6"/>
      <text:p text:style-name="P6"/>
      <text:p text:style-name="P6"/>
      <text:list xml:id="list72747794234928" text:continue-numbering="true" text:style-name="L1">
        <text:list-item>
          <text:list>
            <text:list-item>
              <text:p text:style-name="P15"><text:span text:style-name="T29">What is the final angular speed of the wheels?</text:span></text:p>
            </text:list-item>
          </text:list>
        </text:list-item>
      </text:list>
      <text:p text:style-name="P16"/>
      <text:p text:style-name="P16"/>
      <text:p text:style-name="P16"/>
      <text:list xml:id="list72747138993071" text:continue-numbering="true" text:style-name="L1">
        <text:list-item>
          <text:p text:style-name="P15"><text:span text:style-name="T28">El Paso, Texas, is located at </text:span><text:span text:style-name="T27">31.7619</text:span><text:span text:style-name="T6">°</text:span><text:span text:style-name="T19">N. <text:s/></text:span><text:span text:style-name="T20">Yellowknife, Northwest Territories, Canada, is located at 62.4540°N. <text:s/></text:span></text:p>
        </text:list-item>
      </text:list>
      <text:list xml:id="list4224580683929603858" text:style-name="L2">
        <text:list-item>
          <text:list>
            <text:list-item>
              <text:p text:style-name="P29"><text:span text:style-name="T10">Is a person in El Paso traveling with greater, lesser, or the same </text:span><text:span text:style-name="T11">angular velocity as a person </text:span><text:span text:style-name="T15">at the equator? </text:span></text:p>
            </text:list-item>
          </text:list>
        </text:list-item>
      </text:list>
      <text:p text:style-name="P24"/>
      <text:p text:style-name="P30"><text:span text:style-name="T11"><text:tab/><text:tab/>_____</text:span><text:span text:style-name="T12">Greater<text:tab/><text:tab/>_____ Lesser<text:tab/><text:tab/>_____The Same</text:span></text:p>
      <text:p text:style-name="P25"><text:tab/> <text:s text:c="3"/>Justify your answer.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list xml:id="list72747240797794" text:continue-numbering="true" text:style-name="L2">
        <text:list-item>
          <text:list>
            <text:list-item>
              <text:p text:style-name="P29"><text:span text:style-name="T10">I</text:span><text:span text:style-name="T7">s a person in El Paso traveling with greater, lesser, or the same </text:span><text:span text:style-name="T16">linear</text:span><text:span text:style-name="T11"> velocity as a person in Yellowknife?</text:span></text:p>
            </text:list-item>
          </text:list>
        </text:list-item>
      </text:list>
      <text:p text:style-name="P24"/>
      <text:p text:style-name="P30"><text:span text:style-name="T11"><text:tab/><text:tab/>_____</text:span><text:span text:style-name="T12">Greater<text:tab/><text:tab/>_____ Lesser<text:tab/><text:tab/>_____The Same</text:span></text:p>
      <text:p text:style-name="P25"><text:tab/> <text:s text:c="3"/>Justify your answer.</text:p>
      <text:p text:style-name="P24"/>
      <text:p text:style-name="P26"/>
      <text:p text:style-name="P26"/>
      <text:list xml:id="list72747550469845" text:continue-numbering="true" text:style-name="L2">
        <text:list-item>
          <text:list>
            <text:list-item>
              <text:p text:style-name="P27"><text:span text:style-name="T13">The earth spins with an angular velocity of 7.2921159 × 10</text:span><text:span text:style-name="T2">−5</text:span><text:span text:style-name="T13"> <text:s/>rad/s, </text:span><text:span text:style-name="T17">and its equatorial radius is 6.371x10</text:span><text:span text:style-name="T3">6</text:span><text:span text:style-name="T17"> m</text:span><text:span text:style-name="T13">. </text:span><text:span text:style-name="T18">What is the speed that a person at the equator is moving due to the rotation of the earth?</text:span></text:p>
            </text:list-item>
          </text:list>
        </text:list-item>
      </text:list>
      <text:p text:style-name="P28"><text:span text:style-name="T13"/></text:p>
      <text:p text:style-name="P28"><text:span text:style-name="T13"/></text:p>
      <text:list xml:id="list72748409878440" text:continue-numbering="true" text:style-name="L2">
        <text:list-item>
          <text:list>
            <text:list-item>
              <text:p text:style-name="P27"><text:span text:style-name="T8">What is the speed that a person in El Paso is </text:span><text:span text:style-name="T18">moving</text:span><text:span text:style-name="T8"> due to the rotation of the earth? </text:span></text:p>
            </text:list-item>
          </text:list>
        </text:list-item>
      </text:list>
      <text:p text:style-name="P23"/>
      <text:p text:style-name="P23"/>
      <text:p text:style-name="P23"/>
      <text:p text:style-name="P23"/>
      <text:list xml:id="list72747243557875" text:continue-numbering="true" text:style-name="L2">
        <text:list-item>
          <text:list>
            <text:list-item>
              <text:p text:style-name="P27"><text:span text:style-name="T8">What is the speed that a person in </text:span><text:span text:style-name="T14">Yellowknife</text:span><text:span text:style-name="T8"> is </text:span><text:span text:style-name="T18">moving</text:span><text:span text:style-name="T8"> due to the rotation of the earth? </text:span></text:p>
            </text:list-item>
          </text:list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56475"/>
    </style:style>
    <style:style style:name="MT2" style:family="text">
      <style:text-properties style:text-position="super 58%" officeooo:rsid="002564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2-01T07:27:46.919940803" text:date-adjust="PT24H00M00S">02/02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7M8S</meta:editing-duration>
    <meta:editing-cycles>10</meta:editing-cycles>
    <meta:generator>LibreOffice/4.3.7.2$Linux_X86_64 LibreOffice_project/430$Build-2</meta:generator>
    <dc:date>2017-02-01T07:27:46.853289096</dc:date>
    <meta:document-statistic meta:table-count="0" meta:image-count="2" meta:object-count="0" meta:page-count="2" meta:paragraph-count="26" meta:word-count="369" meta:character-count="2015" meta:non-whitespace-character-count="1619"/>
  </office:meta>
</office:document-meta>
</file>